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2.73cm" fo:min-width="4.2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73cm" fo:min-width="7.179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2.73cm" fo:min-width="7.56cm"/>
    </style:style>
    <style:style style:name="gr5" style:family="graphic" style:parent-style-name="standard">
      <style:graphic-properties draw:fill-color="#cfe7f5" draw:textarea-horizontal-align="justify" draw:textarea-vertical-align="middle" draw:auto-grow-height="false" fo:min-height="2.73cm" fo:min-width="5.52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2.73cm" fo:min-width="6.544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3.303cm" fo:min-width="6.482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3.302cm" svg:x="2.397cm" svg:y="3.159cm">
          <text:p text:style-name="P1">Document</text:p>
          <text:p text:style-name="P1">PK:DB_Doc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08cm" svg:height="3.302cm" svg:x="4.937cm" svg:y="8.874cm">
          <text:p text:style-name="P1">Entry</text:p>
          <text:p text:style-name="P1">PK:DB_entry_ID</text:p>
          <text:p text:style-name="P1">FK:DB_Doc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4.937cm" svg:y1="10.525cm" svg:x2="2.397cm" svg:y2="4.81cm" draw:start-shape="id1" draw:start-glue-point="3" draw:end-shape="id2" svg:d="M4937 10525c-4561 0-3291-5715-2540-5715" svg:viewBox="0 0 3293 5716">
          <text:p/>
        </draw:connector>
        <draw:custom-shape draw:style-name="gr3" draw:text-style-name="P2" draw:layer="layout" svg:width="8.001cm" svg:height="3.302cm" svg:x="11.287cm" svg:y="4.048cm">
          <text:p text:style-name="P1">Study_entry_list</text:p>
          <text:p text:style-name="P1">PK:DB_Study_ID,</text:p>
          <text:p text:style-name="P1">DB_BMRB_accession_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8.382cm" svg:height="3.302cm" svg:x="11.577cm" svg:y="24.622cm">
          <text:p text:style-name="P1">Person_affiliation</text:p>
          <text:p text:style-name="P1">PK:DB_Person_affiliation_ID</text:p>
          <text:p text:style-name="P1">FK:DB_Person_ID</text:p>
          <text:p text:style-name="P1">FK:DB_Org_uni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6.35cm" svg:height="3.302cm" svg:x="3.576cm" svg:y="24.622cm">
          <text:p text:style-name="P1">Person</text:p>
          <text:p text:style-name="P1">PK:DB_Person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35cm" svg:height="3.302cm" svg:x="12.303cm" svg:y="8.62cm">
          <text:p text:style-name="P1">Project</text:p>
          <text:p text:style-name="P1">PK:DB_Project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7.366cm" svg:height="3.302cm" svg:x="12.085cm" svg:y="16.621cm">
          <text:p text:style-name="P1">Organization</text:p>
          <text:p text:style-name="P1">PK:DB_Organization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7.366cm" svg:height="3.937cm" svg:x="12.085cm" svg:y="20.177cm">
          <text:p text:style-name="P1">Organization_unit</text:p>
          <text:p text:style-name="P1">PK:DB_Org_unit_ID</text:p>
          <text:p text:style-name="P1">FK:DB_Organization_ID</text:p>
          <text:p text:style-name="P1">FK:DB_City_Site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3" draw:id="id3" draw:layer="layout" svg:width="7.366cm" svg:height="3.302cm" svg:x="2.687cm" svg:y="20.685cm">
          <text:p text:style-name="P1">City_Site</text:p>
          <text:p text:style-name="P1">PK:DB_City_Site_ID</text:p>
          <text:p text:style-name="P1">FK:DB_Country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7.366cm" svg:height="3.302cm" svg:x="2.941cm" svg:y="16.748cm">
          <text:p text:style-name="P1">Country</text:p>
          <text:p text:style-name="P1">PK:DB_Country_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2.687cm" svg:y1="22.336cm" svg:x2="2.941cm" svg:y2="18.399cm" draw:start-shape="id3" draw:start-glue-point="3" draw:end-shape="id4" svg:d="M2687 22336c-751 0-878-3937 254-3937" svg:viewBox="0 0 835 3938">
          <text:p/>
        </draw:connector>
        <draw:connector draw:style-name="gr2" draw:text-style-name="P3" draw:layer="layout" draw:type="curve" svg:x1="12.085cm" svg:y1="22.145cm" svg:x2="12.085cm" svg:y2="18.272cm" draw:start-shape="id5" draw:start-glue-point="3" draw:end-shape="id6" draw:end-glue-point="3" svg:d="M12085 22145c-751 0-751-3873 0-3873" svg:viewBox="0 0 564 3874">
          <text:p/>
        </draw:connector>
        <draw:connector draw:style-name="gr2" draw:text-style-name="P3" draw:layer="layout" draw:type="curve" svg:x1="12.085cm" svg:y1="22.145cm" svg:x2="10.053cm" svg:y2="22.336cm" draw:start-shape="id5" draw:start-glue-point="3" draw:end-shape="id3" draw:end-glue-point="1" svg:d="M12085 22145c-1522 0-507 191-2032 191" svg:viewBox="0 0 2033 192">
          <text:p/>
        </draw:connector>
        <draw:connector draw:style-name="gr2" draw:text-style-name="P3" draw:layer="layout" draw:type="curve" svg:x1="11.577cm" svg:y1="26.273cm" svg:x2="9.926cm" svg:y2="26.273cm" draw:start-shape="id7" draw:start-glue-point="3" draw:end-shape="id8" svg:d="M11577 26273h-1651" svg:viewBox="0 0 1652 1">
          <text:p/>
        </draw:connector>
        <draw:connector draw:style-name="gr2" draw:text-style-name="P3" draw:layer="layout" draw:type="curve" svg:x1="19.959cm" svg:y1="26.273cm" svg:x2="19.451cm" svg:y2="22.145cm" draw:start-shape="id7" draw:start-glue-point="1" draw:end-shape="id5" svg:d="M19959 26273c753 0 1007-4128-508-4128" svg:viewBox="0 0 1108 41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03T14:58:45.333579241</dc:date>
    <meta:editing-duration>PT25M50S</meta:editing-duration>
    <meta:editing-cycles>6</meta:editing-cycles>
    <meta:generator>LibreOffice/5.0.3.2$Linux_X86_64 LibreOffice_project/00m0$Build-2</meta:generator>
    <meta:document-statistic meta:object-count="16"/>
  </office:meta>
</office:document-meta>
</file>